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Trebuchet MS', 'Lucida Grande',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list-style-name="L2">
      <style:text-properties fo:font-size="12pt" fo:font-weight="normal" style:font-size-asian="10.5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list-style-name="L1"/>
    <style:style style:name="P9" style:family="paragraph" style:parent-style-name="Standard">
      <style:text-properties fo:font-size="16pt" fo:font-weight="bold" style:font-size-asian="14pt" style:font-weight-asian="bold" style:font-size-complex="16pt" style:font-weight-complex="bold"/>
    </style:style>
    <style:style style:name="P10" style:family="paragraph" style:parent-style-name="Standard">
      <style:text-properties fo:font-size="14pt" fo:font-weight="bold" style:font-size-asian="12.25pt" style:font-weight-asian="bold" style:font-size-complex="14pt" style:font-weight-complex="bold"/>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9"/>
    <style:style style:name="P17" style:family="paragraph" style:parent-style-name="Standard" style:list-style-name="L10"/>
    <style:style style:name="P18" style:family="paragraph" style:parent-style-name="Text_20_body" style:list-style-name="L12">
      <style:paragraph-properties fo:margin-top="0in" fo:margin-bottom="0in" style:line-height-at-least="0.1563in" fo:text-align="start"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list-style-name="L12">
      <style:paragraph-properties fo:margin-top="0in" fo:margin-bottom="0in" style:line-height-at-least="0.1563in" fo:text-align="start" style:justify-single-word="false" fo:padding="0in" fo:border="none"/>
      <style:text-properties fo:color="#000000"/>
    </style:style>
    <style:style style:name="P20" style:family="paragraph" style:parent-style-name="Text_20_body" style:list-style-name="L13">
      <style:paragraph-properties fo:margin-left="0.6146in" fo:margin-right="0in" fo:text-indent="-0.2602in" style:auto-text-indent="false">
        <style:tab-stops/>
      </style:paragraph-properties>
    </style:style>
    <style:style style:name="T1" style:family="text">
      <style:text-properties fo:font-size="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style>
    <style:style style:name="T8" style:family="text">
      <style:text-properties style:font-size-asian="10.5pt"/>
    </style:style>
    <style:style style:name="T9" style:family="text">
      <style:text-properties style:font-style-asian="normal" style:font-style-complex="normal"/>
    </style:style>
    <style:style style:name="T10" style:family="text">
      <style:text-properties style:font-weight-asian="normal"/>
    </style:style>
    <style:style style:name="T11" style:family="text">
      <style:text-properties style:font-size-complex="12pt"/>
    </style:style>
    <style:style style:name="T12" style:family="text">
      <style:text-properties style:font-weight-complex="normal"/>
    </style:style>
    <style:style style:name="T13" style:family="text">
      <style:text-properties style:font-size-asian="12pt"/>
    </style:style>
    <style:style style:name="T14" style:family="text">
      <style:text-properties fo:font-variant="normal" fo:text-transform="none"/>
    </style:style>
    <style:style style:name="T15" style:family="text">
      <style:text-properties fo:color="#333333"/>
    </style:style>
    <style:style style:name="T16" style:family="text">
      <style:text-properties style:font-name="Times New Roman"/>
    </style:style>
    <style:style style:name="T17" style:family="text">
      <style:text-properties fo:letter-spacing="normal"/>
    </style:style>
    <style:style style:name="T18" style:family="text">
      <style:text-properties fo:color="#0000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bezpieczenie transmisji danych SSL 3.0 ( Secure Socket Layer )</text:p>
      <text:p text:style-name="P2"/>
      <text:p text:style-name="P2"><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2"/>
      <text:p text:style-name="P2"><text:tab/>Integralność – zapewnia, że dane zostaną odebrane bez żadnej modyfikacji podczas transmisji, nawet jeśli zostały przechwycone przez osoby trzecie.</text:p>
      <text:p text:style-name="P2"><text:tab/>Poufność – zastosowanie algorytmów kryptograficznych, daje pewność, że dane nie są przesyłane jawnym tekstem i osoba trzecia nie może ich odczytać.</text:p>
      <text:p text:style-name="P2"><text:tab/>Uwierzytelnienie – serwer musi się uwierzytelnić przed klientem, czyli udowodnić, że jest tym za kogo się podaję okazując swój certyfikat. Serwer może również rządać, aby klient się uwierzytelnił, ale jest rzadko spotykane. </text:p>
      <text:p text:style-name="P2"/>
      <text:p text:style-name="P2"><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2"/>
      <text:p text:style-name="P2">Przykładowo w JBosie włączenie uwierzytelnienia za pomocą certyfikatu wygląda następująco:</text:p>
      <text:p text:style-name="P7"><text:tab/>&lt;connector name="https" protocol="HTTP/1.1" scheme="https" socket-binding="https" secure="true"&gt;</text:p>
      <text:p text:style-name="P7"><text:s text:c="16"/>&lt;ssl password="changeit" certificate-key-file="${jboss.server.config.dir}/keystore.jks" verify-client="true" <text:tab/>ca-certificate-file="${jboss.server.config.dir}/truststore.jks" keystore-type="JKS" truststore-type="JKS"/&gt;</text:p>
      <text:p text:style-name="P7"><text:s text:c="12"/>&lt;/connector&gt;</text:p>
      <text:p text:style-name="P6"/>
      <text:p text:style-name="P6">Etap nawiazania połączenia SSL pomiedzy serwerem i klientem odbywa się w następujący sposób:</text:p>
      <text:list xml:id="list2170390492" text:style-name="L1">
        <text:list-item>
          <text:p text:style-name="P8"><text:span text:style-name="T2">klient wysyła do serwera numer obsługiwanej wersji SSL oraz możliwe algorytmy szyfrujące wraz z losowymi danymi</text:span></text:p>
        </text:list-item>
        <text:list-item>
          <text:p text:style-name="P8"><text:span text:style-name="T2">serwer <text:tab/>wysyła to co klient do niego przysłał oraz swój certyfikat, oraz może wysłać żadanie uwierzytelnienia klienta</text:span></text:p>
        </text:list-item>
        <text:list-item>
          <text:p text:style-name="P8"><text:span text:style-name="T2">klient weryfikuje poprawność otrzymanych danych, w przypadku jakichś nieprawidłowości użytkownik jest o tym informowany</text:span></text:p>
        </text:list-item>
        <text:list-item>
          <text:p text:style-name="P8"><text:span text:style-name="T2">klient generuje tajny ciąg znaków zwany premaster secret za pomocą klucza publicznego wbudowanego w certyfkat i wysyła do serwera</text:span></text:p>
        </text:list-item>
        <text:list-item>
          <text:p text:style-name="P8"><text:span text:style-name="T2">serwer za pomocą klucza prywatnego odszyfrowuje premaster secret i generuje ciąg master secret <text:s/>na jego podstawie</text:span></text:p>
        </text:list-item>
        <text:list-item>
          <text:p text:style-name="P8"><text:span text:style-name="T2">klient również generuje ciąg master secret i później obie strony generuja session key</text:span></text:p>
        </text:list-item>
        <text:list-item>
          <text:p text:style-name="P8"><text:span text:style-name="T2">serwer i klient informują się o szyfrowanym połączeniu, które jest szyfrowane za pomocą algorytmu symetrycznego, który używa jako klucza session key</text:span></text:p>
        </text:list-item>
        <text:list-item>
          <text:p text:style-name="P8"><text:span text:style-name="T2">sesja SSL została ustanowiona</text:span></text:p>
        </text:list-item>
      </text:list>
      <text:p text:style-name="Standard"><text:span text:style-name="T2"/></text:p>
      <text:p text:style-name="Standard"><text:span text:style-name="T2">bibligrafia</text:span></text:p>
      <text:p text:style-name="Standard"><text:a xlink:type="simple" xlink:href="http://progtutorials.tripod.com/SSL.htm"><text:span text:style-name="T2">http://progtutorials.tripod.com/SSL.htm</text:span></text:a></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9"><text:soft-page-break/><text:span text:style-name="T5">Kryptografia</text:span></text:p>
      <text:p text:style-name="P9"><text:span text:style-name="T5"/></text:p>
      <text:p text:style-name="P2"><text:span text:style-name="T5">Jest to dziedzina wiedzy na temat zabezpieczenia informacji, która dostarcza narzędzi do zapewnienia poufności danych, integralności czy uwierzytelnienia.</text:span></text:p>
      <text:p text:style-name="P2"><text:span text:style-name="T5"/></text:p>
      <text:p text:style-name="P2"><text:span text:style-name="T5">Kryptografia </text:span><text:span text:style-name="T6">asymetryczna</text:span><text:span text:style-name="T5"> – głównym założeniem jest poufność. Do szyfrowania używamy jednego klucza, natomiast odszyfrowanie jest przeprowadzane za pomocą drugiego.</text:span></text:p>
      <text:p text:style-name="P2"><text:span text:style-name="T5"/></text:p>
      <text:p text:style-name="P2"><text:span text:style-name="T5"><text:tab/>Kryptografia asymetryczna jest używana do transportu kluczy wykorzystywanych w kryptografi symetrycznej oraz do zapewnienia integralności danych, uwierzytelnienia i szyfrowania niewielkich danych jak PIN.</text:span></text:p>
      <text:p text:style-name="P2"><text:span text:style-name="T5"/></text:p>
      <text:p text:style-name="P2"><text:span text:style-name="T5"><text:tab/>Przykładowe algorytmy:</text:span></text:p>
      <text:p text:style-name="P2"><text:span text:style-name="T6">RSA</text:span><text:span text:style-name="T5"> – opiera się na faktoryzacji, jest dość popularny, wykorzystywany często do podpisywania dokumentów cyfrowych, przypisuje każdemu użytkownikowi 2 pary kluczy : prywatny i publiczny</text:span></text:p>
      <text:p text:style-name="P2"><text:span text:style-name="T5">ElGamal, DSA, ECC – oparte o logarytmowanie dyskretne</text:span></text:p>
      <text:p text:style-name="P2"><text:span text:style-name="T5"/></text:p>
      <text:p text:style-name="P2"><text:span text:style-name="T5"/></text:p>
      <text:p text:style-name="P2"><text:span text:style-name="T5">Kryptografia </text:span><text:span text:style-name="T6">symetryczna</text:span><text:span text:style-name="T5"> – jest to taki rodzaj szyfrowania w którym do szyfrowania i deszyfrowania wykorzystuje się ten sam klucz jawny</text:span></text:p>
      <text:p text:style-name="P2"><text:span text:style-name="T5"/></text:p>
      <text:p text:style-name="P2"><text:span text:style-name="T5"><text:tab/>Podział algorytmów symetrycznych</text:span></text:p>
      <text:list xml:id="list638396407" text:style-name="L2">
        <text:list-item>
          <text:p text:style-name="P4"><text:span text:style-name="T5">szyfry </text:span><text:span text:style-name="T6">strumieniowe</text:span><text:span text:style-name="T5"> – wiadomość jawna jest przekształcana za pomocą klucza w szyfrogram, szyfruje bit po bicie</text:span></text:p>
        </text:list-item>
        <text:list-item>
          <text:p text:style-name="P4"><text:span text:style-name="T5">szyfry </text:span><text:span text:style-name="T6">blokowe</text:span><text:span text:style-name="T5"> – przekształca słowa o ustalonej długości(bloki) w słowa o takiej samej długości przykłady szyfrów: IDEA, Blowfish, RC5, SAFER, <text:s/>AES, 3DES</text:span></text:p>
        </text:list-item>
      </text:list>
      <text:p text:style-name="P2"><text:span text:style-name="T5"><text:tab/></text:span></text:p>
      <text:p text:style-name="P2"><text:span text:style-name="T5">Tryby pracy szyfrów blokowych</text:span></text:p>
      <text:list xml:id="list475890154" text:style-name="L5">
        <text:list-item>
          <text:p text:style-name="P13"><text:span text:style-name="T2">ECB - książka kodowa – w związku z tym, że w tekscie jawnym są powtórzenia, nie jest on odpowiedni do szyfrowania wiadomości dłuższych niż długość bloku.</text:span></text:p>
        </text:list-item>
      </text:list>
      <text:list xml:id="list1756074169" text:style-name="L4">
        <text:list-item>
          <text:p text:style-name="P12"><text:span text:style-name="T2">CBC – wiązanie blokowe – szyfrowanie to ukrywa powtórzenia</text:span></text:p>
        </text:list-item>
      </text:list>
      <text:p text:style-name="P2"><text:span text:style-name="T5"/></text:p>
      <text:p text:style-name="P2"><text:span text:style-name="T6">Funkcje skrótu</text:span><text:span text:style-name="T5"> – inaczej nazywane funkcjami haszującymi. </text:span></text:p>
      <text:p text:style-name="P2"><text:span text:style-name="T5">Posiada następujące właściwości :</text:span></text:p>
      <text:list xml:id="list1379512630" text:style-name="L3">
        <text:list-item>
          <text:p text:style-name="P11">kompresji<text:span text:style-name="T2"> – funkcja skrótu h przekształca wejście x o dowolnej długości liczonej w bitach na wyjście h(x) o ustalonej długości n</text:span></text:p>
        </text:list-item>
        <text:list-item>
          <text:p text:style-name="P11">łatwości obliczeń <text:span text:style-name="T2">– dla danej funkcji h i wejscia x wartosc h(x) jest łatwo obliczana w czasie wielomianowym</text:span></text:p>
        </text:list-item>
        <text:list-item>
          <text:p text:style-name="P11">jednokierunkowości<text:span text:style-name="T2"> – dla prawie wszystkich wartości jest obliczeniowo trudne znalezienie argumentu dającego jako skrót tę wartość.</text:span></text:p>
        </text:list-item>
      </text:list>
      <text:p text:style-name="P2"><text:span text:style-name="T5"/></text:p>
      <text:p text:style-name="P2"><text:span text:style-name="T5">Ze względów funkcjonalnych możemy wyróżnić dwa rodzaje funkcji skrótu</text:span></text:p>
      <text:list xml:id="list1354126341" text:style-name="L6">
        <text:list-item>
          <text:p text:style-name="P14"><text:span text:style-name="T2">MDC – bez klucza np. MD5, SHA-1, RIPEMD-160, MASH</text:span></text:p>
        </text:list-item>
        <text:list-item>
          <text:p text:style-name="P14"><text:span text:style-name="T2">MAC – z kluczem np. HMAC</text:span></text:p>
        </text:list-item>
      </text:list>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9"><text:soft-page-break/><text:span text:style-name="T5">Podpisy cyfrowe </text:span></text:p>
      <text:p text:style-name="P5"><text:span text:style-name="T5"/></text:p>
      <text:p text:style-name="P5"><text:span text:style-name="T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span></text:p>
      <text:p text:style-name="P5"><text:span text:style-name="T5"/></text:p>
      <text:p text:style-name="P5"><text:span text:style-name="T5">Podpis cyfrowy to nic innego jak pewny ciąg bajtów dołączony to oryginalnej wiadomości. Jak jest tworzony podpis cyfrowy?</text:span></text:p>
      <text:p text:style-name="P5"><text:span text:style-name="T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span></text:p>
      <text:p text:style-name="P5"><text:span text:style-name="T5"/></text:p>
      <text:p text:style-name="P9"><text:span text:style-name="T5">Certyfikaty</text:span></text:p>
      <text:p text:style-name="P2"><text:span text:style-name="T5">Certyfikaty powstały w celu potwierdzenia tożsamości osoby. Certyfikat daje gwarancje, że zawarty w nim klucz publiczny należy do określonej jednostki, potwierdza to biuro certyfikacji.</text:span></text:p>
      <text:p text:style-name="P2"><text:span text:style-name="T5"/></text:p>
      <text:p text:style-name="P2"><text:span text:style-name="T5">Aby certyfikaty mogły sprawnie funkcjonować potrzebna jest sprawna infrastruktura nazwana PKI</text:span></text:p>
      <text:p text:style-name="P2"><text:span text:style-name="T5">Składa się ona z:</text:span></text:p>
      <text:list xml:id="list118017269" text:style-name="L7">
        <text:list-item>
          <text:p text:style-name="P15"><text:span text:style-name="T2">Urzędy certyfikacji (ang. CA, Certification Authority) odpowiedzialne za potwierdzenie tożsamości</text:span></text:p>
        </text:list-item>
        <text:list-item>
          <text:p text:style-name="P15"><text:span text:style-name="T2">Urzędy rejestracji (ang. RA, Registration Authority) odpowiedzialne za weryfikację i rejestracje użytkownika</text:span></text:p>
        </text:list-item>
        <text:list-item>
          <text:p text:style-name="P15"><text:span text:style-name="T2">Repozytoria kluczy, certyfikatów oraz list unieważnionych certyfikatów(ang. CRL, Certifikate Revocation List)</text:span></text:p>
        </text:list-item>
        <text:list-item>
          <text:p text:style-name="P15"><text:span text:style-name="T2">oprogramowanie oraz sprzęt do posługiwania się certyfikatami</text:span></text:p>
        </text:list-item>
        <text:list-item>
          <text:p text:style-name="P15"><text:span text:style-name="T2">użytkownicy dla których wydawane są certyfikaty</text:span></text:p>
        </text:list-item>
      </text:list>
      <text:p text:style-name="Standard"><text:span text:style-name="T2"/></text:p>
      <text:p text:style-name="Standard"><text:span text:style-name="T2">Zadania związane z zarządzaniem strukturą PKI:</text:span></text:p>
      <text:list xml:id="list384831202" text:style-name="L9">
        <text:list-item>
          <text:p text:style-name="P16"><text:span text:style-name="T2">rejestracja użytkowników</text:span></text:p>
        </text:list-item>
        <text:list-item>
          <text:p text:style-name="P16"><text:span text:style-name="T2">wydawanie certyfikatów</text:span></text:p>
        </text:list-item>
        <text:list-item>
          <text:p text:style-name="P16"><text:span text:style-name="T2">generowanie par kluczy</text:span></text:p>
        </text:list-item>
        <text:list-item>
          <text:p text:style-name="P16"><text:span text:style-name="T2">wzajemna certyfikacja</text:span></text:p>
        </text:list-item>
        <text:list-item>
          <text:p text:style-name="P16"><text:span text:style-name="T2">odnawianie certyfikatów</text:span></text:p>
        </text:list-item>
        <text:list-item>
          <text:p text:style-name="P16"><text:span text:style-name="T2">unieważnianie certyfikatów</text:span></text:p>
        </text:list-item>
        <text:list-item>
          <text:p text:style-name="P16"><text:span text:style-name="T2">odzyskiwanie klucza</text:span></text:p>
        </text:list-item>
      </text:list>
      <text:p text:style-name="Standard"><text:span text:style-name="T2"/></text:p>
      <text:p text:style-name="Standard"><text:span text:style-name="T2">Certyfikaty podlegają standaryzacji, dlatego możemy wyróżnić takie standardy jak:</text:span></text:p>
      <text:list xml:id="list1950605510" text:style-name="L10">
        <text:list-item>
          <text:p text:style-name="P17"><text:span text:style-name="T2">X.509</text:span></text:p>
        </text:list-item>
        <text:list-item>
          <text:p text:style-name="P17"><text:span text:style-name="T2">PKCS(ang. Public Key Cryptography Standards)</text:span></text:p>
        </text:list-item>
      </text:list>
      <text:p text:style-name="P2"><text:span text:style-name="T5"/></text:p>
      <text:p text:style-name="P2"><text:span text:style-name="T5">Standard X.509 jest najbardziej popularny. Standard definiuje następujące pola dla certyfikatu:</text:span></text:p>
      <text:list xml:id="list1723763395" text:style-name="L13">
        <text:list-item>
          <text:p text:style-name="P20">numer wersji standardu X.509</text:p>
        </text:list-item>
      </text:list>
      <text:list xml:id="list518934169" text:style-name="L12">
        <text:list-item>
          <text:p text:style-name="P18">numer wystawionego certyfikatu</text:p>
        </text:list-item>
        <text:list-item>
          <text:p text:style-name="P18"><text:soft-page-break/>identyfikator algorytmu podpisu certyfikatu</text:p>
        </text:list-item>
        <text:list-item>
          <text:p text:style-name="P18">nazwa funkcji skrótu kryptograficznego użyta przez wystawcę</text:p>
        </text:list-item>
        <text:list-item>
          <text:p text:style-name="P18">nazwa wystawcy certyfikatu</text:p>
        </text:list-item>
        <text:list-item>
          <text:p text:style-name="P18">daty ważności certyfikatu</text:p>
        </text:list-item>
        <text:list-item>
          <text:p text:style-name="P19">nazwa podmiotu dla którego wystawiany jest certyfikat</text:p>
        </text:list-item>
        <text:list-item>
          <text:p text:style-name="P18">parametry klucza publicznego podmiotu</text:p>
        </text:list-item>
        <text:list-item>
          <text:p text:style-name="P18">klucz publiczny podmiotu</text:p>
        </text:list-item>
        <text:list-item>
          <text:p text:style-name="P18">opcjonalne rozszerzenia</text:p>
        </text:list-item>
        <text:list-item>
          <text:p text:style-name="P18">podpis wystawcy certyfikatu</text:p>
        </text:list-item>
      </text:list>
      <text:p text:style-name="P2"><text:span text:style-name="T5"/></text:p>
      <text:p text:style-name="P10"><text:span text:style-name="T5">Biuro certyfikacji</text:span></text:p>
      <text:p text:style-name="P2"><text:span text:style-name="T5"><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span></text:p>
      <text:p text:style-name="P2"><text:span text:style-name="T5"/></text:p>
      <text:p text:style-name="P2"><text:span text:style-name="T5"/></text:p>
      <text:p text:style-name="P2"><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Trebuchet MS', 'Lucida Grande',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5-10T19:48:49</dc:date>
    <meta:editing-duration>PT10H10M20S</meta:editing-duration>
    <meta:editing-cycles>35</meta:editing-cycles>
    <meta:generator>OpenOffice.org/3.2$Linux OpenOffice.org_project/320m12$Build-9483</meta:generator>
    <meta:document-statistic meta:table-count="0" meta:image-count="0" meta:object-count="0" meta:page-count="4" meta:paragraph-count="82" meta:word-count="1091" meta:character-count="8242"/>
  </office:meta>
</office:document-meta>
</file>